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ufferUnderflowException.getCau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fferUnderflowException.BufferUnderflow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fferUnderflowException.BufferUnderflow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ufferUnderflowException.BufferUnderflowException( String message , Throwable exce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